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0d0e3" officeooo:paragraph-rsid="0010d0e3"/>
    </style:style>
    <style:style style:name="P2" style:family="paragraph" style:parent-style-name="Standard">
      <style:paragraph-properties fo:text-align="justify" style:justify-single-word="false"/>
      <style:text-properties officeooo:rsid="00125355" officeooo:paragraph-rsid="00125355"/>
    </style:style>
    <style:style style:name="P3" style:family="paragraph" style:parent-style-name="Standard">
      <style:paragraph-properties fo:text-align="justify" style:justify-single-word="false"/>
      <style:text-properties officeooo:rsid="0013c3ec" officeooo:paragraph-rsid="0013c3ec"/>
    </style:style>
    <style:style style:name="P4" style:family="paragraph" style:parent-style-name="Standard">
      <style:paragraph-properties fo:text-align="justify" style:justify-single-word="false"/>
      <style:text-properties officeooo:rsid="001541a9" officeooo:paragraph-rsid="001541a9"/>
    </style:style>
    <style:style style:name="P5" style:family="paragraph" style:parent-style-name="Standard">
      <style:paragraph-properties fo:text-align="justify" style:justify-single-word="false"/>
      <style:text-properties officeooo:rsid="0015d8b3" officeooo:paragraph-rsid="0015d8b3"/>
    </style:style>
    <style:style style:name="P6" style:family="paragraph" style:parent-style-name="Standard">
      <style:paragraph-properties fo:text-align="justify" style:justify-single-word="false"/>
      <style:text-properties officeooo:rsid="0018e7c5" officeooo:paragraph-rsid="0018e7c5"/>
    </style:style>
    <style:style style:name="P7" style:family="paragraph" style:parent-style-name="Standard">
      <style:paragraph-properties fo:text-align="justify" style:justify-single-word="false"/>
      <style:text-properties officeooo:rsid="001a2e68" officeooo:paragraph-rsid="001a2e68"/>
    </style:style>
    <style:style style:name="P8" style:family="paragraph" style:parent-style-name="Standard">
      <style:paragraph-properties fo:text-align="justify" style:justify-single-word="false"/>
      <style:text-properties officeooo:rsid="001b965e" officeooo:paragraph-rsid="001b965e"/>
    </style:style>
    <style:style style:name="P9" style:family="paragraph" style:parent-style-name="Standard">
      <style:paragraph-properties fo:text-align="justify" style:justify-single-word="false"/>
      <style:text-properties officeooo:rsid="001bf963" officeooo:paragraph-rsid="001bf963"/>
    </style:style>
    <style:style style:name="P10" style:family="paragraph" style:parent-style-name="Standard">
      <style:paragraph-properties fo:text-align="justify" style:justify-single-word="false"/>
      <style:text-properties officeooo:rsid="001dc659" officeooo:paragraph-rsid="001dc659"/>
    </style:style>
    <style:style style:name="P11" style:family="paragraph" style:parent-style-name="Standard">
      <style:paragraph-properties fo:text-align="justify" style:justify-single-word="false"/>
      <style:text-properties officeooo:rsid="001f647b" officeooo:paragraph-rsid="001f647b"/>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1f647b" officeooo:paragraph-rsid="001f647b" style:font-weight-asian="bold" style:font-weight-complex="bold"/>
    </style:style>
    <style:style style:name="P13" style:family="paragraph" style:parent-style-name="Standard">
      <style:paragraph-properties fo:text-align="justify" style:justify-single-word="false"/>
      <style:text-properties style:text-underline-style="none" fo:font-weight="normal" officeooo:rsid="001f6d69" officeooo:paragraph-rsid="001f6d69"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22ca98" officeooo:paragraph-rsid="0022ca98"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23d7c3" officeooo:paragraph-rsid="0023d7c3"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265568" officeooo:paragraph-rsid="00265568"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26c894" officeooo:paragraph-rsid="0026c894"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705df" officeooo:paragraph-rsid="002705df"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2810bf" officeooo:paragraph-rsid="002810bf"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291de1" officeooo:paragraph-rsid="00291de1"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2aba77" officeooo:paragraph-rsid="002aba77"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2ba7c5" officeooo:paragraph-rsid="002ba7c5"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2bb8fa" officeooo:paragraph-rsid="002bb8fa"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2c8ce2" officeooo:paragraph-rsid="002deddf"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02c8ce2" officeooo:paragraph-rsid="002f0e55"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304bf3" officeooo:paragraph-rsid="00304bf3"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373565" officeooo:paragraph-rsid="00373565"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3757aa" officeooo:paragraph-rsid="003757aa"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37cd4a" officeooo:paragraph-rsid="0037cd4a"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3a03cf" officeooo:paragraph-rsid="003a03cf"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3a03cf" officeooo:paragraph-rsid="003f729a" style:font-weight-asian="normal" style:font-weight-complex="normal"/>
    </style:style>
    <style:style style:name="P32" style:family="paragraph" style:parent-style-name="Standard">
      <style:paragraph-properties fo:text-align="justify" style:justify-single-word="false"/>
      <style:text-properties style:text-underline-style="none" fo:font-weight="normal" officeooo:rsid="003e8fb5" officeooo:paragraph-rsid="003e8fb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f0e55" style:font-weight-asian="bold" style:font-weight-complex="bold"/>
    </style:style>
    <style:style style:name="T3" style:family="text">
      <style:text-properties fo:font-weight="bold" officeooo:rsid="002deddf" style:font-weight-asian="bold" style:font-weight-complex="bold"/>
    </style:style>
    <style:style style:name="T4" style:family="text">
      <style:text-properties fo:font-weight="bold" officeooo:rsid="00313511" style:font-weight-asian="bold" style:font-weight-complex="bold"/>
    </style:style>
    <style:style style:name="T5" style:family="text">
      <style:text-properties fo:font-weight="bold" officeooo:rsid="0032f86f" style:font-weight-asian="bold" style:font-weight-complex="bold"/>
    </style:style>
    <style:style style:name="T6" style:family="text">
      <style:text-properties fo:font-weight="bold" officeooo:rsid="00341465"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3425be" style:font-weight-asian="bold" style:font-weight-complex="bold"/>
    </style:style>
    <style:style style:name="T10" style:family="text">
      <style:text-properties style:text-underline-style="solid" style:text-underline-width="auto" style:text-underline-color="font-color" fo:font-weight="bold" officeooo:rsid="00313511" style:font-weight-asian="bold" style:font-weight-complex="bold"/>
    </style:style>
    <style:style style:name="T11" style:family="text">
      <style:text-properties style:text-underline-style="solid" style:text-underline-width="auto" style:text-underline-color="font-color" fo:font-weight="bold" officeooo:rsid="002df425" style:font-weight-asian="bold" style:font-weight-complex="bold"/>
    </style:style>
    <style:style style:name="T12" style:family="text">
      <style:text-properties style:text-underline-style="solid" style:text-underline-width="auto" style:text-underline-color="font-color" fo:font-weight="bold" officeooo:rsid="002f0e55" style:font-weight-asian="bold" style:font-weight-complex="bold"/>
    </style:style>
    <style:style style:name="T13" style:family="text">
      <style:text-properties style:text-underline-style="solid" style:text-underline-width="auto" style:text-underline-color="font-color" fo:font-weight="bold" officeooo:rsid="002deddf" style:font-weight-asian="bold" style:font-weight-complex="bold"/>
    </style:style>
    <style:style style:name="T14" style:family="text">
      <style:text-properties style:text-underline-style="solid" style:text-underline-width="auto" style:text-underline-color="font-color" officeooo:rsid="002705df"/>
    </style:style>
    <style:style style:name="T15" style:family="text">
      <style:text-properties officeooo:rsid="0010e7b2"/>
    </style:style>
    <style:style style:name="T16" style:family="text">
      <style:text-properties officeooo:rsid="0016ee0b"/>
    </style:style>
    <style:style style:name="T17" style:family="text">
      <style:text-properties officeooo:rsid="001dc659"/>
    </style:style>
    <style:style style:name="T18" style:family="text">
      <style:text-properties officeooo:rsid="0021596a"/>
    </style:style>
    <style:style style:name="T19" style:family="text">
      <style:text-properties officeooo:rsid="00252dff"/>
    </style:style>
    <style:style style:name="T20" style:family="text">
      <style:text-properties officeooo:rsid="002705df"/>
    </style:style>
    <style:style style:name="T21" style:family="text">
      <style:text-properties officeooo:rsid="002810bf"/>
    </style:style>
    <style:style style:name="T22" style:family="text">
      <style:text-properties officeooo:rsid="002bb8fa"/>
    </style:style>
    <style:style style:name="T23" style:family="text">
      <style:text-properties officeooo:rsid="002bf59f"/>
    </style:style>
    <style:style style:name="T24" style:family="text">
      <style:text-properties officeooo:rsid="002deddf"/>
    </style:style>
    <style:style style:name="T25" style:family="text">
      <style:text-properties officeooo:rsid="002df425"/>
    </style:style>
    <style:style style:name="T26" style:family="text">
      <style:text-properties officeooo:rsid="002f0e55"/>
    </style:style>
    <style:style style:name="T27" style:family="text">
      <style:text-properties officeooo:rsid="00313511"/>
    </style:style>
    <style:style style:name="T28" style:family="text">
      <style:text-properties officeooo:rsid="0032f86f"/>
    </style:style>
    <style:style style:name="T29" style:family="text">
      <style:text-properties officeooo:rsid="00341465"/>
    </style:style>
    <style:style style:name="T30" style:family="text">
      <style:text-properties officeooo:rsid="003425be"/>
    </style:style>
    <style:style style:name="T31" style:family="text">
      <style:text-properties officeooo:rsid="0035d3b0"/>
    </style:style>
    <style:style style:name="T32" style:family="text">
      <style:text-properties fo:font-style="normal" style:font-style-asian="normal" style:font-style-complex="normal"/>
    </style:style>
    <style:style style:name="T33" style:family="text">
      <style:text-properties fo:font-style="normal" officeooo:rsid="0037cd4a" style:font-style-asian="normal" style:font-style-complex="normal"/>
    </style:style>
    <style:style style:name="T34" style:family="text">
      <style:text-properties fo:font-style="normal" officeooo:rsid="0039bf22" style:font-style-asian="normal" style:font-style-complex="normal"/>
    </style:style>
    <style:style style:name="T35" style:family="text">
      <style:text-properties fo:font-style="normal" officeooo:rsid="003b39a1" style:font-style-asian="normal" style:font-style-complex="normal"/>
    </style:style>
    <style:style style:name="T36" style:family="text">
      <style:text-properties fo:font-style="normal" officeooo:rsid="003cc184" style:font-style-asian="normal" style:font-style-complex="normal"/>
    </style:style>
    <style:style style:name="T37" style:family="text">
      <style:text-properties fo:font-style="normal" officeooo:rsid="003d0412" style:font-style-asian="normal" style:font-style-complex="normal"/>
    </style:style>
    <style:style style:name="T38" style:family="text">
      <style:text-properties fo:font-style="normal" officeooo:rsid="003e8fb5" style:font-style-asian="normal" style:font-style-complex="normal"/>
    </style:style>
    <style:style style:name="T39" style:family="text">
      <style:text-properties fo:font-style="normal" officeooo:rsid="003f5939" style:font-style-asian="normal" style:font-style-complex="normal"/>
    </style:style>
    <style:style style:name="T40" style:family="text">
      <style:text-properties fo:font-style="normal" officeooo:rsid="003f729a" style:font-style-asian="normal" style:font-style-complex="normal"/>
    </style:style>
    <style:style style:name="T41" style:family="text">
      <style:text-properties fo:font-style="normal" officeooo:rsid="00415075" style:font-style-asian="normal" style:font-style-complex="normal"/>
    </style:style>
    <style:style style:name="T42" style:family="text">
      <style:text-properties fo:font-style="normal" fo:font-weight="bold" officeooo:rsid="003d0412" style:font-style-asian="normal" style:font-weight-asian="bold" style:font-style-complex="normal" style:font-weight-complex="bold"/>
    </style:style>
    <style:style style:name="T43" style:family="text">
      <style:text-properties fo:font-style="normal" fo:font-weight="bold" officeooo:rsid="00415075" style:font-style-asian="normal" style:font-weight-asian="bold" style:font-style-complex="normal" style:font-weight-complex="bold"/>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officeooo:rsid="0039bf22"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fo:font-weight="bold" officeooo:rsid="003d0412" style:font-style-asian="normal" style:font-weight-asian="bold" style:font-style-complex="normal" style:font-weight-complex="bold"/>
    </style:style>
    <style:style style:name="T47" style:family="text">
      <style:text-properties fo:font-style="normal" style:text-underline-style="solid" style:text-underline-width="auto" style:text-underline-color="font-color" fo:font-weight="bold" officeooo:rsid="003e8fb5" style:font-style-asian="normal" style:font-weight-asian="bold" style:font-style-complex="normal" style:font-weight-complex="bold"/>
    </style:style>
    <style:style style:name="T48" style:family="text">
      <style:text-properties fo:font-style="normal" style:text-underline-style="solid" style:text-underline-width="auto" style:text-underline-color="font-color" fo:font-weight="bold" officeooo:rsid="00415075" style:font-style-asian="normal" style:font-weight-asian="bold" style:font-style-complex="normal" style:font-weight-complex="bold"/>
    </style:style>
    <style:style style:name="T49" style:family="text">
      <style:text-properties fo:font-style="normal" style:text-underline-style="solid" style:text-underline-width="auto" style:text-underline-color="font-color" style:font-style-asian="normal" style:font-style-complex="normal"/>
    </style:style>
    <style:style style:name="T50" style:family="text">
      <style:text-properties fo:font-style="normal" style:text-underline-style="solid" style:text-underline-width="auto" style:text-underline-color="font-color" officeooo:rsid="003e8fb5" style:font-style-asian="normal" style:font-style-complex="normal"/>
    </style:style>
    <style:style style:name="T51" style:family="text">
      <style:text-properties fo:font-style="normal" style:text-underline-style="solid" style:text-underline-width="auto" style:text-underline-color="font-color" officeooo:rsid="0041507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Lógica de programação</text:span>: É contextualizar a lógica na programação de computadores,</text:p>
      <text:p text:style-name="P1">buscando a melhor solução.</text:p>
      <text:p text:style-name="P1"/>
      <text:p text:style-name="P1"><text:span text:style-name="T8">Metacognição</text:span>: é pensar como você pensa, como você resolve problemas.</text:p>
      <text:p text:style-name="P1"/>
      <text:p text:style-name="P1"><text:span text:style-name="T8">Abstração</text:span>: <text:span text:style-name="T15">É a habilidade de concentrar nos aspectos essenciais de um contexto, ignorando características menos importantes.</text:span></text:p>
      <text:p text:style-name="P1"/>
      <text:p text:style-name="P2"><text:span text:style-name="T8">Algoritmo</text:span>: É uma sequência de passos para resolver um problema.</text:p>
      <text:p text:style-name="P2"/>
      <text:p text:style-name="P3"><text:span text:style-name="T8">Pseudocódigo</text:span>: É uma forma genérica de escrever um algoritmo, usando uma linguagem simples que pode ser entendida por qualquer pessoa(em língua nativa, etc. Ex: portugol).</text:p>
      <text:p text:style-name="P2"/>
      <text:p text:style-name="P4"><text:span text:style-name="T8">Fluxograma</text:span>: É uma ferramenta usada para representar graficamente o algoritmo em uma sequência logica e coerente do fluxo de dados.</text:p>
      <text:p text:style-name="P4"/>
      <text:p text:style-name="P5"><text:span text:style-name="T8">Variáveis</text:span>: É um objeto(uma posição na memória) capaz de reter e representar um valor ou uma expressão. <text:span text:style-name="T16">Geralmente declaram-nas antes do início do programa.</text:span></text:p>
      <text:p text:style-name="P5"/>
      <text:p text:style-name="P6"><text:span text:style-name="T8">Expressões aritméticas</text:span>: São expressões que utilizam operadores aritméticos e funções aritméticas</text:p>
      <text:p text:style-name="P6">envolvendo constantes e variáveis. EX: 50+50; total+50;</text:p>
      <text:p text:style-name="P6"/>
      <text:p text:style-name="P7">Operadores:</text:p>
      <text:p text:style-name="P7">soma <text:s text:c="2"/><text:tab/><text:tab/>+</text:p>
      <text:p text:style-name="P7">subtração <text:tab/>-</text:p>
      <text:p text:style-name="P7">multiplicação <text:tab/>*</text:p>
      <text:p text:style-name="P7">divisão<text:tab/><text:tab/>/</text:p>
      <text:p text:style-name="P7">potenciação<text:tab/>^</text:p>
      <text:p text:style-name="P7">porcentagem<text:tab/>%</text:p>
      <text:p text:style-name="P5"/>
      <text:p text:style-name="P7"><text:span text:style-name="T8">Expressões literais</text:span>: São expressões com constantes e/ou variáveis que tem como resultado valores literais. Ex: <text:s text:c="2"/>nome= “jose gomes”;</text:p>
      <text:p text:style-name="P7"/>
      <text:p text:style-name="P8"><text:span text:style-name="T8">Operadores relacionais</text:span>: retornam valores lógicos(V/F).</text:p>
      <text:p text:style-name="P8"/>
      <text:p text:style-name="P8">maior que<text:tab/>&gt;</text:p>
      <text:p text:style-name="P8">menor que<text:tab/>&lt;</text:p>
      <text:p text:style-name="P8">igualdade<text:tab/>==</text:p>
      <text:p text:style-name="P8">diferente de<text:tab/>!=</text:p>
      <text:p text:style-name="P8">maior igual<text:tab/>&gt;=</text:p>
      <text:p text:style-name="P8">menor igual<text:tab/>&lt;=</text:p>
      <text:p text:style-name="P8"/>
      <text:p text:style-name="P9"><text:span text:style-name="T8">Tomadas de decisão</text:span>: Dependendo de condições, o programa deve tomar decisões durante a sua execução. EX: if, els<text:span text:style-name="T17">e</text:span>, switch.</text:p>
      <text:p text:style-name="P9"/>
      <text:p text:style-name="P10"><text:span text:style-name="T8">Concatenação</text:span>: É a operação de unir o conteúdo de duas ou mais células(que podem ser strings ou não) gerando um único resultado.</text:p>
      <text:p text:style-name="P10"/>
      <text:p text:style-name="P11"><text:span text:style-name="T8">Estrutura de repetição</text:span>: É uma estrutura que permite executar mais de uma vez um mesmo comando.</text:p>
      <text:p text:style-name="P10"/>
      <text:p text:style-name="P11"><text:span text:style-name="T8"/></text:p>
      <text:p text:style-name="P11"><text:soft-page-break/><text:span text:style-name="T8">PORTUGOL</text:span></text:p>
      <text:p text:style-name="P12"/>
      <text:p text:style-name="P13"><text:span text:style-name="T8">Linguagem de programação</text:span>: É uma linguagem escrita e formal que especifica um conjunto de instruções e regras usadas para gerar programas(software). O software pode ser feito para rodar no pc, no celular ou em qualquer lugar que permita a sua execução. É um meio de comunicação para falar com as máquinas. Uma linguagem de programação pode ser: <text:span text:style-name="T7">alto nível</text:span>(sintaxe mais próxima da nossa e mais longe das máquinas) e <text:span text:style-name="T7">baixo nível</text:span>(se aproxima mais da linguagem da máquina).</text:p>
      <text:p text:style-name="P13"><text:span text:style-name="T7">Portugol</text:span> é <text:span text:style-name="T18">uma pseudolinguagem em português <text:s/>que permite desenvolver algoritmos estruturados de forma simples e intuitiva, pensando apenas no problema e não no equipamento que vai executar o código.</text:span></text:p>
      <text:p text:style-name="P13"/>
      <text:p text:style-name="P14">Obs: uma <text:span text:style-name="T8">matriz</text:span> é uma coleção de variáveis de mesmo tipo, acessadas com um único nome e armazenadas na memoria, sendo acessadas atraves de índices. Os <text:span text:style-name="T8">vetores</text:span> são matrizes de uma dimensão.</text:p>
      <text:p text:style-name="P14"/>
      <text:p text:style-name="P14"/>
      <text:p text:style-name="P14"/>
      <text:p text:style-name="P14"/>
      <text:p text:style-name="P15"><text:span text:style-name="T8">ESTRUTURA DE DADOS</text:span>: <text:span text:style-name="T19">É uma estrutura de dados na memória de um pc ou em qualquer dispositivo, de forma que os dados possam ser usados de forma correta. Elas encontram muitas aplicações no desenvolvimento de sistemas, sendo que algumas são especializadas e usadas em tarefas específicas. Uma estrutura de dados deve fazer as seguintes operações básicas: inserir e excluir dados, localizar um elemento, percorrer os itens da estrutura para visualização, classificar(colocar os itens em uma determinada ordem:numérica, alfabética, etc.).</text:span></text:p>
      <text:p text:style-name="P18"><text:span text:style-name="T7"><text:tab/>Array</text:span>: são os vetores e as matrizes.</text:p>
      <text:p text:style-name="P16"><text:span text:style-name="T7"><text:tab/>Registro</text:span>: Diferente dos arrays, o registro permite armazenar mais de um tipo de dado.</text:p>
      <text:p text:style-name="P17"><text:span text:style-name="T7"><text:tab/>Listas</text:span>: A diferença entre ela e o array é que as listas podem mudar de tamanho, enquanto o array possui tamanho fixo. <text:span text:style-name="T20">Uma lista pode ser: </text:span><text:span text:style-name="T14">ligada</text:span><text:span text:style-name="T20">(existem os nós, que além de conhecer o valor que é armazenado nele conhece o elemento posterior a ele, que será ligado a ele. O nó é “ligado” ao nó posterior) ou </text:span><text:span text:style-name="T14">duplamente ligada</text:span><text:span text:style-name="T20">(elas são duplamenteligadas, tendo uma conexão com o elemento anterior e o posterior</text:span><text:span text:style-name="T21">).</text:span></text:p>
      <text:p text:style-name="P19"><text:span text:style-name="T7"><text:tab/>Pilhas(ou Stack)</text:span>: É uma estrutura de dados que serve como uma coleção de elementos, e permite acesso a apenas 1 item dos dados armazenados. Existem 2 tipos de pilhas: LIFO(primeira que entra última que sai) e FIFO(primeira que entra primeira que sai). </text:p>
      <text:p text:style-name="P20">Nomenclaturas: <text:span text:style-name="T7">Empty stack</text:span>(pilha vazia), <text:span text:style-name="T7">Push</text:span>(inserir um item), <text:span text:style-name="T7">Pop</text:span>(retirar um item).</text:p>
      <text:p text:style-name="P20"><text:span text:style-name="T7"><text:tab/>Filas</text:span>:O elemento removido é o que está na estrutura há mais tempo, ou seja, é o primeiro objeto é retirado(FIFO).</text:p>
      <text:p text:style-name="P21"><text:span text:style-name="T7"><text:tab/>Árvore</text:span>: É uma estrutura de dados que organiza seus elementos de forma hierarquica, onde tem um elemento que fica no topo da árvore(Raiz) e os elementos subordinados a ele(nós ou folhas).</text:p>
      <text:p text:style-name="P22"><text:span text:style-name="T7"><text:tab/>Tabelas Hash</text:span>: É uma estrutura de dados especial, que associa chaves de pesquisa a valores. Uma tabela hash é uma generalização da idéia de array, mas usa uma função chamada hashing para espalhar elementos, fazendo com que eles fiquem de forma não ordenada dentro do “array” que define a tabela. <text:span text:style-name="T22">Essa tabela permite a associação de “valores(posição ou índice onde o elemento está)” a “chaves(parte da informação que compõe o elemento a ser manipulado)”; Por isso, espalhar facilita a busca na estrutura de dados, pois a partir de uma chave podemos acessar mais rápido uma posição do array.</text:span></text:p>
      <text:p text:style-name="P23"><text:span text:style-name="T7"><text:tab/>Grafos</text:span>: São estruturas que permitem programar a relação entre objetos. <text:span text:style-name="T23">Os objetos são vértices ou “nós” do grafo, e os relacionamentos são arestas.</text:span></text:p>
      <text:p text:style-name="P23"/>
      <text:p text:style-name="P23"/>
      <text:p text:style-name="P23"/>
      <text:p text:style-name="P24"><text:soft-page-break/><text:span text:style-name="T8">HTML LANG</text:span>: possui as seguintes tags especiais: <text:span text:style-name="T8">&lt;section&gt;</text:span>(representa uma seção genérica), <text:span text:style-name="T8">&lt;div&gt;</text:span>(é um container genérico para conteúdo, sendo usado para agrupar elementos), <text:span text:style-name="T8">&lt;article&gt;</text:span>(representa um conteúdo relevante para o seu site, como um artigo de um blog), <text:span text:style-name="T8">&lt;aside&gt;</text:span>(algo relacionado ao article), <text:span text:style-name="T8">&lt;header&gt;</text:span>(cabeçalho da página), <text:span text:style-name="T8">&lt;footer&gt;</text:span>(rodapé da página), <text:span text:style-name="T8">&lt;h1&gt;-&lt;h6&gt;</text:span>(títulos com tamanhos), <text:span text:style-name="T8">&lt;</text:span><text:span text:style-name="T13">p&gt;&lt;/p&gt;</text:span><text:span text:style-name="T24">(usado para textos), </text:span><text:span text:style-name="T13">&lt;a href=“”&gt;link&lt;/a&gt;</text:span><text:span text:style-name="T3">(</text:span><text:span text:style-name="T24">aponta para um dado link dentro de uma frase ou palavra, direcionando para esse link. </text:span><text:span text:style-name="T25">Se colocar </text:span><text:a xlink:type="simple" xlink:href="mailto:seu@email.com" text:style-name="Internet_20_link" text:visited-style-name="Visited_20_Internet_20_Link"><text:span text:style-name="T25">mailto:seu@email.com</text:span></text:a><text:span text:style-name="T25"> vai permitir mandar um email</text:span><text:span text:style-name="T24">), </text:span></text:p>
      <text:p text:style-name="P25"><text:span text:style-name="T13">&lt;a target=“_blank”&gt;Link&lt;/a&gt;</text:span><text:span text:style-name="T24">(diz como esse link deve ser aberto: em uma nova aba, etc. </text:span><text:span text:style-name="T25">Ele fica junto ao href</text:span><text:span text:style-name="T24">), </text:span><text:span text:style-name="T13">&lt;</text:span><text:span text:style-name="T11">img src=“” alt= “legenda da imagem”&gt;</text:span><text:span text:style-name="T25">(o caminho da imagem),</text:span></text:p>
      <text:p text:style-name="P25"><text:span text:style-name="T11">&lt;</text:span><text:span text:style-name="T12">ul&gt;&lt;/ul&gt;</text:span><text:span text:style-name="T26">(representa uma lista onde a ordem não importa no </text:span><text:span text:style-name="T12">&lt;li&gt;&lt;/li&gt;</text:span><text:span text:style-name="T26">), </text:span><text:span text:style-name="T12">&lt;ol&gt;&lt;/ol&gt;</text:span><text:span text:style-name="T26">(representa uma lista onde a ordem importa no </text:span><text:span text:style-name="T2">&lt;li&gt;&lt;/li&gt;</text:span><text:span text:style-name="T26">).</text:span></text:p>
      <text:p text:style-name="P25"/>
      <text:p text:style-name="P25"/>
      <text:p text:style-name="P25"/>
      <text:p text:style-name="P25"/>
      <text:p text:style-name="P26"><text:span text:style-name="T8">CSS3</text:span>: É formado por seletores(tags do próprio html) e declarações(o que muda nas tags). Cada tag pode ter uma ID ou uma classe. <text:span text:style-name="T27">Ele possui a box-model: </text:span><text:span text:style-name="T10">margin</text:span><text:span text:style-name="T27">(espaçamento entre elementos), </text:span><text:span text:style-name="T4">border</text:span><text:span text:style-name="T27">(bordas; </text:span><text:span text:style-name="T28">pode ter largura(10px), cor(blue) e estilo(solid); pode ser: border top, button, left e right, e border radius, que permite arredondar as bordas</text:span><text:span text:style-name="T27">), </text:span><text:span text:style-name="T4">padding</text:span><text:span text:style-name="T27">(é um espaçamento entre a borda e o conteúdo</text:span><text:span text:style-name="T28">) e content(o conteúdo que você coloca); nela podemos mudar apenas partes em cada lado. </text:span><text:span text:style-name="T5">Background</text:span><text:span text:style-name="T28">(serve para mudar a cor de fundo ou colocar imagens, etc.), </text:span><text:span text:style-name="T9">texto</text:span><text:span text:style-name="T28"> </text:span><text:span text:style-name="T29">font-family(muda a fonte do texto), </text:span><text:span text:style-name="T6">font-size</text:span><text:span text:style-name="T29">(altera o tamanho do texto), </text:span><text:span text:style-name="T6">font-style</text:span><text:span text:style-name="T29">(altera o estilo do texto. Ex: italico, etc.), </text:span><text:span text:style-name="T6">font-weight(</text:span><text:span text:style-name="T29">altera o peso do texto), </text:span><text:span text:style-name="T6">text-transform</text:span><text:span text:style-name="T29">(transforma o texto: uppercase-caixa alta; lowercase-caixa baixa, capitalize(letras maiusculas), </text:span><text:span text:style-name="T6">text-decoration</text:span><text:span text:style-name="T29">(coloca linhas: underline-sublinhado, overline-</text:span><text:span text:style-name="T30">coloca </text:span><text:span text:style-name="T29">uma linha </text:span><text:span text:style-name="T30">em cima e line-trough-corta o texto com uma linha</text:span><text:span text:style-name="T29">), </text:span><text:span text:style-name="T9">listas</text:span><text:span text:style-name="T30"> </text:span><text:span text:style-name="T31">(list-style-type: square em uma lista não ordenada, ou imagens, ou upper-romar para algarismos romanos). </text:span></text:p>
      <text:p text:style-name="P27"><text:span text:style-name="T1">Width</text:span> e <text:span text:style-name="T1">height</text:span>(largura e altura respectivamente), <text:span text:style-name="T1">Max-width</text:span> e <text:span text:style-name="T1">Max-height</text:span>(largura e altura máxima). <text:span text:style-name="T1">Margin</text:span>( trabalha com o espaçamento entre elementos, servindo para alinhar elementos) e <text:span text:style-name="T1">Text align</text:span>(serve para alinhar textos com seus respectivos valores, como center, etc.).</text:p>
      <text:p text:style-name="P27"/>
      <text:p text:style-name="P27"/>
      <text:p text:style-name="P27"/>
      <text:p text:style-name="P27"/>
      <text:p text:style-name="P27"/>
      <text:p text:style-name="P28"><text:span text:style-name="T8">JAVASCRIPT</text:span>: Ele é uma linguagem de script(pode ser executada em tempo real) e multiplataforma, é executada no lado do usuário, pode interagir com elementos de uma página HTML, também sendo usado no desenvolvimento de aplicativos. Com o <text:span text:style-name="T44">DOM(Document Object Model)</text:span><text:span text:style-name="T32"> </text:span><text:span text:style-name="T33">o javascript pode alterar todos os elementos do html e todos os atributos e estilos do css.</text:span></text:p>
      <text:p text:style-name="P28"><text:span text:style-name="T33"/></text:p>
      <text:p text:style-name="P29"><text:span text:style-name="T32">Ele pode ficar dentro do html pela tag &lt;script&gt;&lt;/script&gt;</text:span><text:span text:style-name="T34">(chamado dentro do body)</text:span><text:span text:style-name="T32"> </text:span><text:span text:style-name="T34">ou em um arquivo separado, chamado pela tag(dentro do head) </text:span></text:p>
      <text:p text:style-name="P29"><text:span text:style-name="T34">&lt;script type="text/javascript" src="localdoarquivo/main.js"&gt;&lt;/script&gt;</text:span></text:p>
      <text:p text:style-name="P29"><text:span text:style-name="T34"/></text:p>
      <text:p text:style-name="P29"><text:span text:style-name="T34"/></text:p>
      <text:p text:style-name="P29"><text:span text:style-name="T34"/></text:p>
      <text:p text:style-name="P31"><text:span text:style-name="T45">G</text:span><text:span text:style-name="T44">IT E GITHUB</text:span><text:span text:style-name="T32">: O GIT é uma ferramenta para versionamento de código distribuído. </text:span><text:span text:style-name="T35">Ele serve para colocar “versões” do código e salvá-las. Benefícios delas: Controle de versão, armazenamento em nuvem, trabalho em equipe, melhorar o código e reconhecimento. </text:span><text:span text:style-name="T36">O GIT não é GUI (interface gráfica), mas sim CLI (por linhas de comando). </text:span><text:span text:style-name="T40">O git faz uma encriptação dos seus arquivos no algoritmo SHA40(gera um conjunto de caracteres de 40 dígitos).</text:span></text:p>
      <text:p text:style-name="P31"><text:span text:style-name="T36"/></text:p>
      <text:p text:style-name="P31"><text:soft-page-break/><text:span text:style-name="T36"/></text:p>
      <text:p text:style-name="P31"><text:span text:style-name="T37">Comandos GIT:</text:span></text:p>
      <text:p text:style-name="P30"><text:span text:style-name="T37"/></text:p>
      <text:p text:style-name="P30"><text:span text:style-name="T37">-</text:span><text:span text:style-name="T46">dir</text:span><text:span text:style-name="T37">: mostra todos os arquivos e pastas presentes dentro da pasta que você está(serve para o windows, no linux é “ls”).</text:span></text:p>
      <text:p text:style-name="P30"><text:span text:style-name="T37">-</text:span><text:span text:style-name="T46">cd</text:span><text:span text:style-name="T37">: “Pasta”: Serve para entrar em uma pasta. “cd ..” faz você voltar a pasta anterior.</text:span></text:p>
      <text:p text:style-name="P30"><text:span text:style-name="T37">-</text:span><text:span text:style-name="T46">cls</text:span><text:span text:style-name="T37">: serve para “limpar” o terminal. No Linux é “clear”. Apertando o tab você encontra mais facilmente uma pasta.</text:span></text:p>
      <text:p text:style-name="P30"><text:span text:style-name="T37">-</text:span><text:span text:style-name="T46">mkdir “pasta”</text:span><text:span text:style-name="T37">: cria uma pasta.</text:span></text:p>
      <text:p text:style-name="P30"><text:span text:style-name="T37">-</text:span><text:span text:style-name="T47">del “arquivo”</text:span><text:span text:style-name="T38">: exclui o arquivo escolhido.</text:span></text:p>
      <text:p text:style-name="P30"><text:span text:style-name="T38">-</text:span><text:span text:style-name="T47">rmdir “pasta” /S /Q</text:span><text:span text:style-name="T38">: exclui uma pasta. </text:span><text:span text:style-name="T39">No linux é rm “pasta”.</text:span></text:p>
      <text:p text:style-name="P32"><text:span text:style-name="T44">OBS</text:span><text:span text:style-name="T32">: com a “seta pra cima” pode-se ver todos os comandos feitos anteriormente.</text:span></text:p>
      <text:p text:style-name="P32"><text:span text:style-name="T32"/></text:p>
      <text:p text:style-name="P32"><text:span text:style-name="T32">-</text:span><text:span text:style-name="T48">git init</text:span><text:span text:style-name="T41">: Inicia o git</text:span></text:p>
      <text:p text:style-name="P32"><text:span text:style-name="T41">-</text:span><text:span text:style-name="T48">git add</text:span><text:span text:style-name="T41">: </text:span></text:p>
      <text:p text:style-name="P32"><text:span text:style-name="T32"/></text:p>
      <text:p text:style-name="P30"><text:span text:style-name="T37"/></text:p>
      <text:p text:style-name="P30"><text:span text:style-name="T3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1T21:49:34.800000000</meta:creation-date>
    <dc:date>2021-03-05T15:32:48.777000000</dc:date>
    <meta:editing-duration>PT3M32S</meta:editing-duration>
    <meta:editing-cycles>1</meta:editing-cycles>
    <meta:generator>LibreOffice/7.1.0.3$Windows_X86_64 LibreOffice_project/f6099ecf3d29644b5008cc8f48f42f4a40986e4c</meta:generator>
    <meta:document-statistic meta:table-count="0" meta:image-count="0" meta:object-count="0" meta:page-count="4" meta:paragraph-count="61" meta:word-count="1344" meta:character-count="8795" meta:non-whitespace-character-count="7489"/>
  </office:meta>
</office:document-meta>
</file>